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15.15mm"/>
    </style:style>
    <style:style style:name="co3" style:family="table-column">
      <style:table-column-properties fo:break-before="auto" style:column-width="4.94mm"/>
    </style:style>
    <style:style style:name="co4" style:family="table-column">
      <style:table-column-properties fo:break-before="auto" style:column-width="115.91mm"/>
    </style:style>
    <style:style style:name="co5" style:family="table-column">
      <style:table-column-properties fo:break-before="auto" style:column-width="129.5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/>
    </style:style>
    <style:style style:name="ce2" style:family="table-cell" style:parent-style-name="Default">
      <style:map style:condition="cell-content()=2" style:apply-style-name="Sans_20_nom1" style:base-cell-address="cooccurrences_annotated.C1"/>
      <style:map style:condition="cell-content()=1" style:apply-style-name="Sans_20_nom2" style:base-cell-address="cooccurrences_annotated.C1"/>
      <style:map style:condition="cell-content()=0" style:apply-style-name="Sans_20_nom3" style:base-cell-address="cooccurrences_annotated.C1"/>
      <style:map style:condition="cell-content()=0" style:apply-style-name="Default" style:base-cell-address="cooccurrences_annotated.C1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ff99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ff6666"/>
    </style:style>
  </office:automatic-styles>
  <office:body>
    <office:spreadsheet>
      <table:calculation-settings table:automatic-find-labels="false"/>
      <table:table table:name="cooccurrences_annota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0.2222222222222222</text:p>
          </table:table-cell>
          <table:table-cell table:style-name="ce1" office:value-type="string" calcext:value-type="string">
            <text:p>-1.4375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ogramming language:j2ee &lt;-&gt; programming language:jboss</text:p>
          </table:table-cell>
          <table:table-cell/>
        </table:table-row>
        <table:table-row table:style-name="ro1">
          <table:table-cell office:value-type="string" calcext:value-type="string">
            <text:p>0.1111111111111111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atest stable release:3.0 &lt;-&gt; stable release date:2013</text:p>
          </table:table-cell>
          <table:table-cell/>
        </table:table-row>
        <table:table-row table:style-name="ro1">
          <table:table-cell office:value-type="string" calcext:value-type="string">
            <text:p>0.1111111111111111</text:p>
          </table:table-cell>
          <table:table-cell table:style-name="ce1" office:value-type="string" calcext:value-type="string">
            <text:p>1.25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ogramming language:xml &lt;-&gt; programming language:javascript</text:p>
          </table:table-cell>
          <table:table-cell/>
        </table:table-row>
        <table:table-row table:style-name="ro1">
          <table:table-cell office:value-type="string" calcext:value-type="string">
            <text:p>0.1111111111111111</text:p>
          </table:table-cell>
          <table:table-cell table:style-name="ce1" office:value-type="string" calcext:value-type="string">
            <text:p>1.25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irst public release date:[2001-2002] &lt;-&gt; stable release date:2008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ng language:scheme &lt;-&gt; programming language:lisp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public release date:2002 &lt;-&gt; latest stable release:1.4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ng language:freemarker &lt;-&gt; programming language:groovy</text:p>
          </table:table-cell>
          <table:table-cell table:style-name="ce3" office:value-type="string" calcext:value-type="string">
            <text:p>* en gras les implications ayant une fréquence supérieure à 1</text:p>
          </table:table-cell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4.7.2 &lt;-&gt; database:ibm db2</text:p>
          </table:table-cell>
          <table:table-cell table:style-name="ce4" office:value-type="string" calcext:value-type="string">
            <text:p>* en vert les implications jugées pertinentes</text:p>
          </table:table-cell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st public release date:2001 &lt;-&gt; database:advance server</text:p>
          </table:table-cell>
          <table:table-cell table:style-name="ce5" office:value-type="string" calcext:value-type="string">
            <text:p>* en oranges les implications jugées éventuellement pertinentes</text:p>
          </table:table-cell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st public release date:2003 &lt;-&gt; database:innodb</text:p>
          </table:table-cell>
          <table:table-cell table:style-name="ce6" office:value-type="string" calcext:value-type="string">
            <text:p>* en rouge les implications jugées non pertinentes</text:p>
          </table:table-cell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public release date:1998 &lt;-&gt; latest stable release:5.0.2</text:p>
          </table:table-cell>
          <table:table-cell table:style-name="ce1" office:value-type="string" calcext:value-type="string">
            <text:p>* en bleu les implications ayant une robustesse supérieure à 0.5</text:p>
          </table:table-cell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ng language:freemarker &lt;-&gt; stable release date:2014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12.04.03 &lt;-&gt; stable release date:2014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3.2 &lt;-&gt; database:advance server</text:p>
          </table:table-cell>
          <table:table-cell office:value-type="string" calcext:value-type="string">
            <text:p>Robustness = 0.5</text:p>
          </table:table-cell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st public release date:2000 &lt;-&gt; database:ibm db2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gramming language:eclipse rcp &lt;-&gt; latest stable release:1.0.1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gramming language:groovy &lt;-&gt; latest stable release:12.04.03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public release date:2003 &lt;-&gt; latest stable release:4.07.10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public release date:2000 &lt;-&gt; latest stable release:4.7.2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4.07.10 &lt;-&gt; database:innodb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gramming language:objective-c &lt;-&gt; latest stable release:6.1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5.0.0 &lt;-&gt; stable release date:2009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st public release date:1982 &lt;-&gt; stable release date:2009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public release date:1982 &lt;-&gt; latest stable release:5.0.0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gramming language:lisp &lt;-&gt; latest stable release:2.6.6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public release date:2001 &lt;-&gt; latest stable release:3.2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st public release date:2000 &lt;-&gt; database:sql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gramming language:scheme &lt;-&gt; latest stable release:2.6.6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ng language:eclipse rcp &lt;-&gt; programming language:jdo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gramming language:jdo &lt;-&gt; latest stable release:1.0.1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base:sql &lt;-&gt; database:ibm db2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-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 stable release:4.7.2 &lt;-&gt; database:sql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gramming language:freemarker &lt;-&gt; latest stable release:12.04.03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public release date:1985 &lt;-&gt; latest stable release:2.28.1</text:p>
          </table:table-cell>
          <table:table-cell/>
        </table:table-row>
        <table:table-row table:style-name="ro1">
          <table:table-cell office:value-type="string" calcext:value-type="string">
            <text:p>0.05555555555555555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amming language:groovy &lt;-&gt; stable release date:2014</text:p>
          </table:table-cell>
          <table:table-cell/>
        </table:table-row>
        <table:table-row table:style-name="ro1" table:number-rows-repeated="1048540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cooccurrences_annotated.C1:cooccurrences_annotated.C1048576">
            <calcext:condition calcext:apply-style-name="Sans nom1" calcext:value="=2" calcext:base-cell-address="cooccurrences_annotated.C1"/>
            <calcext:condition calcext:apply-style-name="Sans nom2" calcext:value="=1" calcext:base-cell-address="cooccurrences_annotated.C1"/>
            <calcext:condition calcext:apply-style-name="Sans nom3" calcext:value="=0" calcext:base-cell-address="cooccurrences_annotated.C1"/>
            <calcext:condition calcext:apply-style-name="Default" calcext:value="=0" calcext:base-cell-address="cooccurrences_annotated.C1"/>
          </calcext:conditional-format>
        </calcext:conditional-formats>
      </table:table>
      <table:named-expressions/>
      <table:database-ranges>
        <table:database-range table:name="__Anonymous_Sheet_DB__0" table:target-range-address="cooccurrences_annotated.A1:cooccurrences_annotated.E3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66ff99"/>
    </style:style>
    <style:style style:name="Sans_20_nom2" style:display-name="Sans nom2" style:family="table-cell" style:parent-style-name="Default">
      <style:table-cell-properties fo:background-color="#ff9900"/>
    </style:style>
    <style:style style:name="Sans_20_nom3" style:display-name="Sans nom3" style:family="table-cell" style:parent-style-name="Default">
      <style:table-cell-properties fo:background-color="#ff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9">00/00/0000</text:date>, <text:time style:data-style-name="N2" text:time-value="10:05:12.297837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9T10:06:17.359018410</dc:date>
    <meta:editing-duration>PT5M2S</meta:editing-duration>
    <meta:editing-cycles>5</meta:editing-cycles>
    <meta:generator>LibreOffice/5.1.6.2$Linux_X86_64 LibreOffice_project/10m0$Build-2</meta:generator>
    <meta:document-statistic meta:table-count="1" meta:cell-count="146" meta:object-count="0"/>
  </office:meta>
</office:document-meta>
</file>